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officeooo:rsid="001592d7" officeooo:paragraph-rsid="001592d7" style:font-weight-asian="bold" style:font-weight-complex="bold"/>
    </style:style>
    <style:style style:name="P3" style:family="paragraph" style:parent-style-name="Standard">
      <style:text-properties fo:font-weight="normal" officeooo:rsid="001592d7" officeooo:paragraph-rsid="001592d7" style:font-weight-asian="normal" style:font-weight-complex="normal"/>
    </style:style>
    <style:style style:name="P4" style:family="paragraph" style:parent-style-name="Standard">
      <style:text-properties fo:font-weight="normal" officeooo:rsid="001592d7" officeooo:paragraph-rsid="00271de5" style:font-weight-asian="normal" style:font-weight-complex="normal"/>
    </style:style>
    <style:style style:name="T1" style:family="text">
      <style:text-properties fo:background-color="#00ffff" loext:char-shading-value="0"/>
    </style:style>
    <style:style style:name="T2" style:family="text">
      <style:text-properties fo:background-color="#fff200" loext:char-shading-value="0"/>
    </style:style>
    <style:style style:name="T3" style:family="text">
      <style:text-properties fo:font-weight="bold" fo:background-color="#00ffff" loext:char-shading-value="0"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fecto de la relación oculta en la evaluación genética de un solo paso en un programa avanzado de mejoramiento de polinización abierta</text:p>
      <text:p text:style-name="Standard"/>
      <text:p text:style-name="Standard">La estimación precisa de los parámetros genéticos es esencial para realizar una selección precisa de individuos genéticamente superiores y el manejo de las mejores prácticas de la diversidad genética en los programas operativos de mejoramiento. Para lograr estos objetivos, se deben establecer genealogías libres de errores y completas entre generaciones. La documentación y el mantenimiento de árboles genealógicos completos en el mejoramiento de árboles forestales requiere mucho tiempo y trabajo. En muchos casos, lograr el cruce, los diseños son técnicamente desafiantes debido a las limitaciones biológicas, la diferencia de maduración sexual temporal o el tamaño diferencial de los órganos de reproducción que impiden físicamente un cruce exitoso (Potts y Dungey 2004). Los costos de rastrear a los padres significan que se prefieren las pruebas de progenie basadas en el apareamiento de polinización abierta (OP) (Burdon y Shelbourne 1971). Las estrategias OP no pueden rastrear completamente el pedigrí y, por lo tanto, sufren la presencia de parentesco oculto, cuya proporción se ve afectada por las condiciones en las que se realizó la reproducción (es decir, rodales silvestres frente a reproducción en arboreto frente a reproducción polimixta). La relación oculta puede afectar la precisión de la estimación de los parámetros genéticos y la clasificación de los valores genéticos estimados (Squillace 1974; Askew y El-Kassaby 1994; Namkoong et al. 1988; Vidal et al. 2015; Tambarussi et al. 2018). El desarrollo de marcadores genéticos altamente polimórficos, como repeticiones de secuencias simples, ha permitido realizar la reconstrucción de pedigrí, eliminando el efecto nocivo de la relación oculta en la precisión de los parámetros genéticos y los valores genéticos en las evaluaciones genéticas (Lambeth et al. 2001; Grattapaglia et al. . 2004; Doerksen y Herbinger 2010; Hansen y McKinney 2010; El-Kassaby et al. 2011).</text:p>
      <text:p text:style-name="Standard"/>
      <text:p text:style-name="Standard">Más recientemente, el desarrollo de tecnologías de secuenciación de próxima generación ha facilitado el desarrollo de recursos genómicos, incluso para organismos a los que les faltan genomas de referencia, como los árboles forestales (Elshire et al. 2011; Chen et al. 2013; Neves et al. 2013; Plomion et al. 2014; Silva-Junior et al. 2015). Estas tecnologías generan abundantes marcadores genéticos en todo el genoma, como los polimorfismos de un solo nucleótido (SNP), que permiten la construcción de una matriz de relaciones basada en marcadores (Nejati-Javaremi et al. 1997; VanRaden 2008). Tales matrices proporcionan una herramienta para rastrear la segregación mendeliana (Visscher et al. 2006; Zapata-Valenzuela et al. 2013), la relación histórica antes de la población base definida por pedigrí (Powell et al. 2010) y el desequilibrio de ligamiento (LD) entre marcadores y cuantitativos. loci de rasgos (QTL) (Habier et al. 2013). En particular, el seguimiento de LD mejora la capacidad de estimar la covarianza genética y ayuda a lograr una estimación más precisa de la varianza genética (Lippert et al. 2013). La matriz de relaciones basada en marcadores se puede utilizar como una herramienta para predecir fenotipos para individuos con genotipos a través de modelos de selección genómica (GS) (Resende et al. 2012; Beaulieu et al. 2014; Muñoz et al. 2014; Gamal El-Dien et al. 2015; Ratcliffe et al. 2015; Bartholomé et al. 2016; Isik et al. 2016).</text:p>
      <text:p text:style-name="Standard"/>
      <text:p text:style-name="Standard"><text:span text:style-name="T1">Las especies de árboles forestales son un desafío, ya que a menudo se caracterizan por</text:span> una alta diversidad genética, un gran tamaño de población efectivo y <text:span text:style-name="T1">una rápida descomposición de LD, lo que requiere el genotipado de grandes poblaciones de entrenamiento para aprovechar al máximo todos los beneficios del enfoque genómico</text:span>.<text:span text:style-name="T1"> El genotipado completo de una prueba de progenie de árboles forestales actualmente tiene un costo prohibitivo debido a sus grandes dimensiones (miles de árboles), y se debe utilizar una alternativa razonable (Beaulieu et al. 2014)</text:span>. El-Kassaby y Lstibůrek (2009) propusieron una reconstrucción pedigrí parcial como una alternativa eficiente a la reconstrucción pedigrí completa para mejorar la precisión comparativa de los parámetros genéticos (El-Kassaby et al. 2011). <text:span text:style-name="T1">La evaluación de un solo paso (Legarra et al. 2009; Misztal et al. 2009) puede verse como un </text:span><text:soft-page-break/><text:span text:style-name="T1">equivalente basado en la genómica de la reconstrucción genealógica parcial mencionada anteriormente para implementar razonablemente la genómica en los esquemas de prueba de árboles forestales</text:span>. Esta estrategia ya se ha aplicado con éxito en la cría de animales y también en algunas evaluaciones genéticas de árboles forestales (Christensen y Lund 2010; Meuwissen et al. 2011; Christensen et al. 2012; Cappa et al. 2017, 2018; Ratcliffe et al. 2017) . El cambio de escala de la matriz de relaciones basada en marcadores a la inferida del pedigrí documentado es el mayor desafío en la evaluación genética de un solo paso para evitar cualquier imprecisión en las estimaciones de los parámetros genéticos. Por lo general, la matriz G basada en marcadores se ajusta con respecto a las diferencias de elementos diagonales promedio y fuera de la diagonal promedio con respecto a su contraparte basada en pedigrí. Sin embargo, los efectos de reescalado son muy variables y dependen del método utilizado para la construcción de la matriz G (Forni et al. 2011). Ya se han desarrollado varios enfoques de cambio de escala (Forni et al. 2011; Vitezica et al. 2011; Gao et al. 2012). Sin embargo, existe una falta de conocimiento sobre el efecto de la información genealógica incompleta sobre la precisión de los valores genéticos pronosticados en la evaluación de un solo paso. El cambio de escala de la matriz G basado en una relación incompleta basada en el pedigrí parece estar causando un problema. Los individuos con pedigrí superficial de una sola generación están causando que los elementos de la matriz G sean más grandes, en promedio, en comparación con la matriz A basada en el pedigrí. En contraste, los individuos con pedigrí profundo tienen, en promedio, elementos de la matriz G que son más pequeños (Misztal et al. 2013). La estrategia para evitar este problema es mediante la implementación de patrones de historia de la población. Misztal et al. (2013) desarrollaron una estrategia basada en la implementación de grupos parentales desconocidos en una población multirracial. Sin embargo, encontramos esta estrategia inadecuada en nuestro caso debido a la falta de aislamiento en los eventos de apareamiento y más bien nos enfocamos en la reconstrucción de la relación oculta. Un estudio anterior realizado con el material utilizado en el estudio actual se centró en la reconstrucción de hermanos y encontró una proporción razonable de parentesco (incluida la autofecundación), no reconocido por el pedigrí documentado. La implementación de la matriz de relaciones basada en la reconstrucción de hermanos mejoró la precisión de los parámetros genéticos y la respuesta a la selección, especialmente en los rasgos que sufren de depresión endogámica (Klápště et al. 2017). Este estudio, por lo tanto, investiga la eficiencia de la evaluación genética de un solo paso en una generación avanzada de una población reproductora de Eucalyptus nitens, con un pedigrí solo parcialmente rastreado. Compara el efecto de usar parentesco inferido de la reconstrucción de hermanos versus el pedigrí documentado en el proceso de cambio de escala de matriz de parentesco basado en marcadores. Además, la matriz basada en el pedigrí se modificó para tener en cuenta la probabilidad de autofecundación en un intento de mejorar aún más la precisión de esta estrategia.</text:p>
      <text:p text:style-name="Standard"/>
      <text:p text:style-name="P2">Métodos</text:p>
      <text:p text:style-name="P2"/>
      <text:p text:style-name="P2">...</text:p>
      <text:p text:style-name="P2"/>
      <text:p text:style-name="P2">- Evaluación genética de un solo paso</text:p>
      <text:p text:style-name="P2"/>
      <text:p text:style-name="P3"><text:span text:style-name="T2">Dado que la matriz de relación basada en marcadores refleja la relación tanto temporal como histórica (Powell et al. 2010), la población de referencia (base) es diferente en comparación con la contraparte basada en el pedigrí</text:span>. <text:span text:style-name="T2">Tales discrepancias pueden dar como resultado estimaciones sesgadas de los parámetros genéticos y una precisión reducida de los valores genéticos (Vitezica et al. 2011). Por lo tanto, el ajuste de la matriz de relaciones basada en marcadores es el paso más crucial en la evaluación de un solo paso</text:span>. La matriz de relaciones G basada en marcadores se construyó siguiendo (VanRaden 2008):</text:p>
      <text:p text:style-name="P3"/>
      <text:p text:style-name="P3"><text:soft-page-break/>…</text:p>
      <text:p text:style-name="P3"/>
      <text:p text:style-name="P3"><text:span text:style-name="T2">Dado que el experimento de campo investigado se deriva de una población reproductora de tercera generación en un programa con un seguimiento incompleto del parentesco, se implementaron 2 matrices A22 para cambiar la escala de la matriz G: 1) basada en el pedigrí rastreado (HBLUP1) y 2) basada en el seguimiento de los hermanos. reconstrucción de barcos realizada en un estudio anterior (Klápště et al. 2017) (HBLUP2)</text:span>. Nuestra hipótesis es que la implementación de una matriz de relaciones basada en la reconstrucción de hermanos debería resultar en un ajuste más preciso de la matriz de relaciones basada en marcadores al pedigrí. <text:span text:style-name="T2">La matriz G generalmente no es semidefinida positiva, que es una de las suposiciones del modelo lineal mixto, y se requiere la ponderación de las matrices de relación genómica y basada en el pedigrí de la siguiente manera</text:span>:</text:p>
      <text:p text:style-name="P3"/>
      <text:p text:style-name="P3">…</text:p>
      <text:p text:style-name="P3"/>
      <text:p text:style-name="P3"><text:span text:style-name="T2">Alternativamente, la matriz de relaciones basada en el pedigrí se modificó para tener en cuenta el seguimiento de la autofecundación parcial</text:span> (Dutkowski et al. 2001; Gilmour y Dutkowski 2004). Esta matriz basada en pedigrí se produjo utilizando la opción "autofecundación" en la función "asreml.Ainverse", implementada en el paquete ASReml-R (Butler et al. 2009).</text:p>
      <text:p text:style-name="P3"/>
      <text:p text:style-name="P3">La matriz H, que implementa información basada tanto en marcadores como en pedigrí, se construyó de la siguiente manera:</text:p>
      <text:p text:style-name="P3"/>
      <text:p text:style-name="P3">…</text:p>
      <text:p text:style-name="P3"/>
      <text:p text:style-name="P3">La heredabilidad en sentido estricto para caracteres continuos se estimó de la siguiente manera:</text:p>
      <text:p text:style-name="P3"/>
      <text:p text:style-name="P3">…</text:p>
      <text:p text:style-name="P3"/>
      <text:p text:style-name="P3">y su alternativa para el rasgo binario se estimó de la siguiente manera:</text:p>
      <text:p text:style-name="P3"/>
      <text:p text:style-name="P3">…</text:p>
      <text:p text:style-name="P3"/>
      <text:p text:style-name="P3">donde φ es el coeficiente de dispersión por encima/por debajo. La precisión teórica de los valores genéticos se estimó de la siguiente manera:</text:p>
      <text:p text:style-name="P3"/>
      <text:p text:style-name="P3">…</text:p>
      <text:p text:style-name="P3"/>
      <text:p text:style-name="P3">donde PEV es la varianza del error de predicción (Mrode 2014), y Fi es el coeficiente de consanguinidad del i-ésimo individuo. La estrategia de validación cruzada dejar uno fuera se implementó como una evaluación independiente de los modelos probados. La precisión de la predicción para rasgos continuos se estimó como la correlación entre los valores genéticos estimados en el análisis basado en pedigrí y los predichos en el procedimiento de validación cruzada. Además, los valores genéticos genómicos previstos para los individuos con genotipo se correlacionaron con los valores genéticos estimados en el análisis independiente utilizando la matriz de relaciones basada en la información de la reconstrucción de hermanos. Las correlaciones solo se estimaron utilizando el conjunto de individuos genotipados. El área bajo una curva ROC (AUC) se utilizó para estimar la precisión de la predicción de los rasgos binarios.</text:p>
      <text:p text:style-name="P3"/>
      <text:p text:style-name="P2">Resultados</text:p>
      <text:p text:style-name="P3"><text:soft-page-break/></text:p>
      <text:p text:style-name="P3">El análisis basado en pedigrí resultó en una heredabilidad de 0,05 (MAL) a 0,28 (STR) para los rasgos de forma y 0,22 (DAP) para el rasgo de crecimiento analizado. Se encontró que las estimaciones para todos los rasgos eran estadísticamente significativas con respecto a sus errores estándar (α = 0.05). La precisión de los valores genéticos fue moderada y alcanzó 0.54 para el rasgo de crecimiento DAP y de 0.32 a 0.58 para los rasgos de forma (MAL y STR) (Cuadro 1). <text:span text:style-name="T1">El LD en nuestra población decayó a un r2 de 0,2 dentro de 3 kb, que es un patrón común en los árboles del bosque (Figura 1)</text:span>. La comparación de los coeficientes de relación basados ​​en marcadores y en la reconstrucción de hermanos mostró una clara deflación de las estimaciones basadas en marcadores en todo el espectro de coeficientes de relación (Figura 2). La matriz de relación basada en marcadores G se volvió a escalar siguiendo a Gao et al. (2012), utilizando matrices de relaciones basadas en pedigrí y reconstrucción de hermanos. Los parámetros α y β alcanzaron valores de 0,005090189 y 1,322984116 en el escenario basado en pedigrí y 0,01343057 y 1,33787272 en el escenario de reconstrucción de hermanos.</text:p>
      <text:p text:style-name="P3"/>
      <text:p text:style-name="P3">La evaluación de un solo paso dio como resultado estimaciones de heredabilidad que oscilaban entre 0,05 y 0,28 en el escenario basado en el pedigrí documentado y entre 0,05 y 0,28 en el escenario de reconstrucción de hermanos. Se observó un ligero aumento en la heredabilidad de 0,22 a 0,24 en el escenario HBLUP1 para DBH, pero no estuvo acompañado por ningún aumento simultáneo en el ajuste del modelo. STR fue el único rasgo que mostró una mejora en la precisión teórica de los valores genéticos cuando se usó la información de la reconstrucción de hermanos para cambiar la escala de la matriz G en comparación con el escenario basado en el pedigrí. Sin embargo, la tendencia en la precisión teórica de los valores genéticos es un reflejo de la tendencia en la heredabilidad, que no siempre fue un reflejo del ajuste del modelo. La precisión de la predicción se investigó a través de una estrategia de exclusión solo en el escenario predeterminado (sin probabilidad de autofecundación y 0,05 de peso en la información de pedigrí). <text:span text:style-name="T1">Nuestro estudio encontró que la precisión de predicción más alta se alcanzó en el análisis basado en pedigrí (ABLUP), que va de 0,68 a 0,69. Se encontraron precisiones de predicción similares en los escenarios HBLUP1 y HBLUP2 para individuos sin información genómica, que van de 0,66 a 0,68. La precisión de predicción más baja se obtuvo entre los individuos con información genómica y osciló entre 0,47 y 0,58 en ambos escenarios HBLUP cuando los valores reproductivos genómicos previstos se correlacionaron con los valores reproductivos estimados en ABLUP. Sin embargo, cuando los valores genéticos genómicos pronosticados se correlacionaron con los valores genéticos estimados utilizando las relaciones de la reconstrucción de hermanos (realizada solo en una muestra genotipada), la precisión de la predicción en DAP aumentó de 0,37 obtenido en HBLUP1 a 0,42 obtenido en HBLUP2. La precisión de la predicción en STR se mantuvo constante en ambos escenarios (Tabla 1)</text:span>. <text:span text:style-name="T1">La precisión reducida de los valores genéticos pronosticados se debió al hecho de que, si bien los valores genéticos estimados basados ​​en hermanos se estimaron usando solo individuos con genotipo, los valores genéticos pronosticados están sesgados porque los individuos sin genotipo también se usan en el proceso de predicción y representan el 80 % del total. tamaño total de la población</text:span>.</text:p>
      <text:p text:style-name="P3"/>
      <text:p text:style-name="P3">El aumento de la probabilidad de autofecundación en la matriz de relaciones basada en el pedigrí resultó en una disminución de la heredabilidad en todos los rasgos investigados. Los diferentes pesos aplicados a la información basada en el pedigrí no afectaron la heredabilidad, excepto para MAL, donde un mayor peso establecido en la matriz de relación basada en el pedigrí resultó en una disminución de la heredabilidad, con un patrón más obvio en el escenario de reconstrucción de hermandad ( Archivo complementario 1). <text:span text:style-name="T1">La precisión teórica de las estimaciones del valor genético fue ligeramente mayor en la evaluación de un solo paso en comparación con la alternativa basada en el pedigrí, principalmente debido a la mejora observada en la precisión de los individuos genotipados</text:span>. El escenario de hermanos en MAL, sin embargo, también mejoró la precisión de las madres y la <text:soft-page-break/>descendencia sin genotipo. La introducción de la probabilidad de autofecundación siguió el patrón observado en la heredabilidad y disminuyó con el aumento de la probabilidad de autofecundación. De manera similar, el mayor peso de la matriz de relaciones basada en el pedigrí en el proceso de cambio de escala resultó en una reducción de la precisión del valor genético, con la tendencia más notable para el rasgo MAL (Archivo complementario 1).</text:p>
      <text:p text:style-name="P3"/>
      <text:p text:style-name="P2">Discusión</text:p>
      <text:p text:style-name="P3"/>
      <text:p text:style-name="P3">La polinización controlada en el mejoramiento de árboles forestales es costosa, requiere mucho tiempo y mano de obra, y su eficiencia se ve afectada por limitaciones tanto biológicas como ambientales. Por lo tanto, se ha preferido la polinización abierta en los programas de mejoramiento de árboles forestales, como en el caso del programa E. nitens en Nueva Zelanda (Burdon y Shelbourne 1971). Sin embargo, esta estrategia tiene el costo de un <text:span text:style-name="T2">conocimiento incompleto de la genealogía, lo que probablemente provoque la estimación de parámetros genéticos en evaluaciones genéticas cuantitativas que sean menos confiables (Ratcliffe et al. 2017). El desarrollo de marcadores genéticos ha permitido la recuperación de parentesco y genealogía faltantes a través de la reconstrucción de pedigrí/hermandad (Askew y El-Kassaby 1994; Lambeth et al. 2001; Vidal et al. 2015)</text:span>. <text:span text:style-name="T1">Los arreglos de marcadores densos también han permitido la construcción de matrices de relación realizadas (Nejati-Javaremi et al. 1997; VanRaden 2008), que generalmente aumentan la precisión de las estimaciones de parámetros genéticos y permiten una selección más eficiente de genotipos superiores (Resende et al. 2012; Gamal El-Dien et al. 2015; Ratcliffe et al. 2015, 2017; Suontama et al. 2018)</text:span>.</text:p>
      <text:p text:style-name="P3"/>
      <text:p text:style-name="P4">El-Kassaby y Lstibůrek (2009) y El-Kassaby et al. (2011) encontraron la reconstrucción pedigrí parcial como una alternativa factible y rentable a la reconstrucción pedigrí completa para mejorar la precisión de los parámetros genéticos. Nuestro estudio anterior (Klápště et al. 2017) se centró en el efecto de la reconstrucción de hermanos para mejorar los parámetros genéticos. Se demostró un beneficio significativo para aquellos rasgos que sufren de depresión endogámica, logrado mediante el reconocimiento de sí mismos en la población, lo que en consecuencia conduce a un aumento en la varianza genética aditiva, la heredabilidad y una mejora en la ganancia genética estimada. También se observó una mejora en la precisión del valor genético para rasgos libres de depresión endogámica debido a la recuperación de la relación oculta y la posible corrección de errores de pedigrí. El análisis encontró que 630 relaciones por parejas originalmente definidas como medios hermanos no estaban relacionadas (consulte la figura 2 en Klápště et al. 2017). Sin embargo, no fue posible definir todos los errores genealógicos debido a la imposibilidad de asignar padres a cada individuo en la estrategia de reconstrucción de hermanos. De manera similar, el estudio actual encontró un beneficio al cambiar la escala de la matriz G basada en marcadores de acuerdo con la matriz de relaciones basada en la información de la reconstrucción de hermanos, en lugar del pedigrí documentado. El beneficio observado en el ajuste mejorado del modelo (Tabla 1) y la precisión de los valores genéticos (Tabla 1—números en negrita) fue más evidente en el rasgo de producción (DAP), que era más probable que sufriera depresión endogámica (Hardner y Tibbits 1998). Por lo tanto, <text:span text:style-name="T1">la reconstrucción de parentesco/hermandad debe realizarse antes del cambio de escala de la matriz G en evaluaciones de un solo paso, cuando se aplica en programas de mejoramiento </text:span><text:span text:style-name="T3">de polinización abierta</text:span>. <text:span text:style-name="T2">Sin embargo, las bajas correlaciones entre los valores genéticos estimados sobre la base de la reconstrucción de hermanos con los predichos en la evaluación de un solo paso son el resultado de la alta influencia de la relación no reconocida y los errores de pedigrí de los individuos sin genotipado (que contribuyen en un 80% de la población total). tamaño) sobre los valores de reproducción predichos a partir de la evaluación de un solo paso. Por otro lado, no hubo mejora en la precisión de los valores genéticos estimados en la parte no genotipada de la población después de la implementación de la información genómica. Nuevamente, esto puede ser causado por un alto nivel de incertidumbre en la relación (que </text:span><text:soft-page-break/><text:span text:style-name="T2">proviene tanto de la relación oculta como de los errores genealógicos) en toda la población. En este caso, recomendamos la reconstrucción del pedigrí/hermandad de toda la población para alcanzar una mayor precisión de los valores genéticos previstos</text:span>.</text:p>
      <text:p text:style-name="P4"/>
      <text:p text:style-name="P4">Los resultados presentados en este estudio mostraron que la acumulación de parentesco no reconocido y errores de pedigrí a lo largo de varias generaciones de ciclos de reproducción resultó en una variación entre familias prácticamente inexistente, con la principal fuente de variación genética generada por la variación dentro de la familia (Figura 3). Por el contrario, el análisis que utilizó rasgos con un nivel similar de heredabilidad pero con información genealógica completa encontró una gran proporción de la variación genética atribuida a la variación entre familias (Thistlethwaite et al. 2017). Por lo tanto, la información genealógica que falta en el lado paterno de la población de progenie actual, así como en los padres de generaciones anteriores, parece socavar la capacidad del algoritmo REML para diferenciar familias, y los valores genéticos se reducen hacia la media de la población (Figura 3) (Henderson 1975; Garrick et al. 2009). <text:span text:style-name="T2">Por otro lado, el uso de marcadores genómicos permitió la recuperación de la relación oculta y los errores de pedigrí, lo que resultó en una distribución más dispersa de los valores genéticos genómicos en comparación con sus equivalentes basados ​​en pedigrí</text:span> (Figura 4). Hay varias estrategias desarrolladas en la cría de animales para superar la paternidad incierta utilizando datos fenotípicos (Sapp et al. 2007) o la construcción de una matriz de probabilidad de toros (Henderson 1988). Sin embargo, la probabilidad de muchos machos posibles (como sería el escenario más probable en árboles forestales) asignada a cada descendencia sin genotipo no es suficiente para aumentar la precisión de las estimaciones de parámetros genéticos (Konigsberg y Cheverud 1992). El propósito de GS es principalmente la aproximación de los valores genéticos basados ​​en pedigrí a través de la implementación de marcadores genéticos (Meuwissen et al. 2001). Sin embargo, cuando las estimaciones basadas en el pedigrí de los valores genéticos se estiman de manera imprecisa, la precisión de la predicción resultante (en términos de correlación entre los valores genéticos estimados basados ​​en el pedigrí y los valores pronosticados basados ​​en marcadores) socavará la eficiencia de las predicciones genómicas. Bajo tales condiciones, recomendamos encarecidamente la implementación de marcadores genéticos en toda la población y realizar una reconstrucción de pedigrí o de hermanos para obtener una estructura de parentesco que se acerque a la realidad. Los valores genéticos estimados sobre la base de la reconstrucción del pedigrí/hermandad alcanzarán una mayor precisión y proporcionarán una mejor base para la estimación de la precisión de la predicción.</text:p>
      <text:p text:style-name="P4"/>
      <text:p text:style-name="P4"><text:span text:style-name="T1">La construcción de una matriz de parentesco basada en la información de los marcadores genéticos permite rastrear no solo el parentesco temporal, tal como lo define la población base basada en el pedigrí, sino también el muestreo mendeliano (Visscher et al. 2006; Zapata-Valenzuela et al. 2013) y relación histórica (Powell et al. 2010)</text:span>. Esto es muy beneficioso en especies en la fase inicial de domesticación, donde los pedigríes son superficiales y simples, como los árboles forestales. La información adicional de todos los individuos genotipados aumenta considerablemente la precisión de los valores genéticos (Cuadro 1). Ratcliffe et al. (2017) investigó el efecto de la intensidad de genotipado en una evaluación de un solo paso en abeto blanco y encontró una mejora continua en la precisión de los parámetros genéticos y el ajuste del modelo con una mayor intensidad de genotipado. El estudio demuestra el alto valor de la información genómica, implementada en la fase inicial de los programas de mejoramiento, donde los pedigríes son simples e incompletos. De manera similar, encontramos un gran aumento en la precisión teórica de los valores genéticos para individuos con genotipo en comparación con aquellos sin genotipos que no muestran mejoría (Tabla 1). Sin embargo, la precisión de la predicción de los individuos genotipados aumentó solo cuando se utilizaron como base los valores genéticos basados ​​en la reconstrucción de hermanos. El hecho de que los individuos sin genotipado alcanzaran una precisión de predicción más alta que los individuos con genotipo puede explicarse por las estimaciones altamente sesgadas de las medias familiares objetivo de las <text:soft-page-break/>predicciones basadas en el pedigrí (Zapata-Valenzuela et al. 2013). Por otro lado, la variación dentro de la familia a la que se dirige la predicción basada en la genómica es en gran medida poco confiable debido a la relación acumulada no reconocida y los errores de pedigrí a lo largo de los ciclos de reproducción. Por lo tanto, los enfoques genómicos siguen siendo una opción muy atractiva en las especies forestales, incluso cuando no es posible acortar el ciclo de reproducción debido a la floración tardía. En cambio, <text:span text:style-name="T1">se pueden obtener ganancias a través de una comprensión más completa de las relaciones subyacentes y una estimación más precisa de los parámetros genéticos</text:span>.</text:p>
      <text:p text:style-name="P4"/>
      <text:p text:style-name="P4">La precisión de las estimaciones de parámetros genéticos basadas en marcadores sigue siendo sensible a la selección, y todavía se recomienda una combinación de información de marcadores y pedigrí (Ducrocq y Patry 2010; Vitezica et al. 2011). Además, la definición de la población de referencia en las matrices de relaciones basadas en marcadores es bastante arbitraria (Speed ​​and Balding 2015) y debe reescalarse con respecto al pedigrí. de los Campos et al. (2015) argumentaron que la heredabilidad total puede recuperarse solo cuando todos los QTL están incluidos en la matriz de marcadores, y se pierde parcialmente debido a la LD imperfecta cuando solo están disponibles los SNP que rodean a los QTL. Lippert et al. (2013) investigaron el efecto del uso de marcadores QTL y no QTL para construir una matriz de relaciones basada en marcadores y descubrieron que solo el uso de marcadores QTL proporciona la estimación más precisa de la heredabilidad y la varianza genética aditiva. Nuestro análisis se realizó con un chip Eucalyptus SNP de múltiples especies (Silva-Junior et al. 2015), y ~10k marcadores fueron informativos en esta población de E. nitens. La descomposición en LD fue rápida, como es común en las especies de árboles forestales, y desapareció dentro de ~3 kb (Figura 1). Por lo tanto, la captura de marcadores vinculados a los QTL es bastante improbable, y la relación con la cosegregación es probablemente la principal fuente de captura de los efectos de los QTL. Por otro lado, <text:span text:style-name="T1">el uso de una cantidad abrumadora de datos genómicos no aumenta la precisión del modelo de predicción después de alcanzar la saturación (Habier et al. 2013) y se debe aplicar la priorización de SNP específicos del rasgo (Lippert et al. 2013)</text:span>. Sin embargo, la complejidad genética de los rasgos investigados puede prohibir la selección confiable de variantes causales y, por lo tanto, los modelos de predicción se basan más bien en la relación y la cosegregación (Habier et al. 2007, 2013). Nuestro análisis anterior (Suontama et al. 2018) encontró que la muestra proveniente de Tinkers (huerto semillero sometido a una selección más intensiva) tenía una mayor precisión de GEBV en comparación con la muestra proveniente del huerto semillero Waiouru (huerto semillero establecido como un archivo clonal que tiene un archivo clonal más amplio). diversidad genética), que se alcanzó gracias a una descomposición más lenta de LD, capturando fragmentos cromosómicos efectivos más largos. Debido al hecho de que la muestra del huerto semillero de Waiouru tenía el doble del tamaño de la muestra y produjo una menor precisión de los GEBV, descubrimos que el modelo no alcanzó un punto de saturación en el que los marcadores adicionales no aumentaran la precisión de los GEBV. Por lo tanto, parecía haber aún espacio para mejorar los recursos genómicos en las especies de Eucalyptus para crear un modelo sólido de predicción genómica.</text:p>
      <text:p text:style-name="P4"/>
      <text:p text:style-name="P4"><text:span text:style-name="T1">La relación recuperada a través de marcadores genéticos en el conjunto de individuos genotipados fue subestimada en comparación con las expectativas (Figura 2). Esto puede deberse a varios ciclos de selección y a la falta de individuos no emparentados que proporcionen una referencia para inferir el parentesco real entre individuos emparentados (Speed ​​and Balding 2015), y tuvo que ser reescalado con respecto a la contraparte basada en el pedigrí antes de mezclarse con el matriz de relaciones basada en pedigrí. El cambio de escala de la matriz de relaciones basada en marcadores con respecto al equivalente basado en pedigrí es el paso más crucial en la evaluación genética de un solo paso</text:span>. La diferencia en la escala de los coeficientes de relación entre las contrapartes basadas en marcadores y pedigrí provoca una disminución en la precisión de los valores genéticos genómicos (Ducrocq y Patry 2010; Forni et al. 2011; Vitezica et al. 2011). Probamos 2 escenarios: 1) cambio de escala de la matriz <text:soft-page-break/>de relaciones basada en marcadores con respecto al pedigrí documentado y 2) cambio de escala de la matriz de relaciones basada en marcadores con respecto a la matriz de relaciones derivada de la reconstrucción de hermanos. La implementación de la información de la reconstrucción de hermanos en el proceso de cambio de escala de la matriz G dio como resultado una mejora considerable en el ajuste del modelo en comparación con el modelo que utilizó el pedigrí documentado. Esta tendencia se observa especialmente en rasgos que sufren de depresión endogámica, como DAP (Hardner y Tibbits 1998). Estas mejoras se lograron a pesar del hecho de que la reconstrucción del barco de hermanos solo pudo recuperar clases más altas de parentesco, como hermanos completos y medios hermanos, pero no primos de primer y segundo orden como se encuentra en el pedigrí documentado. Esto significa que el mayor grado de parentesco recuperado por la reconstrucción de hermandad tiene un impacto más significativo en la mejora de las estimaciones de parámetros genéticos a través del proceso de cambio de escala de la matriz G que los grados de parentesco más bajos ignorados o no descubiertos. Por lo tanto, <text:span text:style-name="T1">se recomienda encarecidamente la reconstrucción del pedigrí/hermandad antes del cambio de escala de la matriz G en la evaluación genética de un solo paso, especialmente en especies con un programa de reproducción OP, donde las propias son viables</text:span>. Sin embargo, no pudimos utilizar todo el potencial de parentesco recuperado por la reconstrucción de hermanos-barcos debido a la pérdida de conectividad con el resto del pedigrí, como una simple combinación de la matriz de relaciones basada en la reconstrucción de hermanos-barcos (A22 basado en hermanos). ) en la matriz de relación basada en el pedigrí haría que la matriz resultante no fuera definida positiva. <text:span text:style-name="T1">Por lo tanto, la información de relación recién obtenida debe usarse solo en el cambio de escala, pero no en el paso de ponderación. Una estrategia más útil sería realizar un análisis de parentesco en lugar de una reconstrucción de hermanos cuando la información genómica también está disponible para las poblaciones parentales. En este caso, se mantendría la consistencia entre el pedigrí original y la parte reconstruida y se justificaría la naturaleza definida positiva de la matriz de relación resultante</text:span>.</text:p>
      <text:p text:style-name="P4"/>
      <text:p text:style-name="P4">…</text:p>
      <text:p text:style-name="P4"/>
      <text:p text:style-name="P4">En este estudio, hemos demostrado cómo el aumento de la conectividad entre individuos genotipados a través de la similitud genómica tiene un gran impacto en la precisión resultante de los valores genéticos en comparación con la información de un pedigrí escaso. Además, la implementación de información genómica en una evaluación genética cuantitativa puede diseccionar los efectos genéticos y ambientales con mayor precisión (Gamal El-Dien et al. 2016). Se encontró que la modificación de la matriz de relaciones para la autofecundación antes de la mezcla y/o cambio de escala era importante en nuestra población y se recomendaría para otros programas de mejoramiento de árboles 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0T05:52:29.298860646</meta:creation-date>
    <dc:date>2022-04-11T05:04:24.268497988</dc:date>
    <meta:editing-duration>PT1H58M25S</meta:editing-duration>
    <meta:editing-cycles>24</meta:editing-cycles>
    <meta:generator>LibreOffice/6.0.7.3$Linux_X86_64 LibreOffice_project/00m0$Build-3</meta:generator>
    <meta:document-statistic meta:table-count="0" meta:image-count="0" meta:object-count="0" meta:page-count="8" meta:paragraph-count="34" meta:word-count="5064" meta:character-count="32147" meta:non-whitespace-character-count="27100"/>
  </office:meta>
</office:document-meta>
</file>